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ize="20pt" style:font-size-asian="20pt" style:font-size-complex="20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leetcode.com/problems/dungeon-game/" text:style-name="Internet_20_link" text:visited-style-name="Visited_20_Internet_20_Link"><text:span text:style-name="T3">174. Dungeon Game</text:span></text:a></text:p>
      <text:p text:style-name="P4"/>
      <text:p text:style-name="P5"><text:span text:style-name="T1">The demons had captured the princess and imprisoned her in </text:span><text:span text:style-name="Strong_20_Emphasis"><text:span text:style-name="T1">the bottom-right corner</text:span></text:span><text:span text:style-name="T1"> of a </text:span><text:span text:style-name="Source_20_Text"><text:span text:style-name="T2">dungeon</text:span></text:span><text:span text:style-name="T1">. The </text:span><text:span text:style-name="Source_20_Text"><text:span text:style-name="T2">dungeon</text:span></text:span><text:span text:style-name="T1"> consists of </text:span><text:span text:style-name="Source_20_Text"><text:span text:style-name="T2">m x n</text:span></text:span><text:span text:style-name="T1"> rooms laid out in a 2D grid. Our valiant knight was initially positioned in </text:span><text:span text:style-name="Strong_20_Emphasis"><text:span text:style-name="T1">the top-left room</text:span></text:span><text:span text:style-name="T1"> and must fight his way through </text:span><text:span text:style-name="Source_20_Text"><text:span text:style-name="T2">dungeon</text:span></text:span><text:span text:style-name="T1"> to rescue the princess.</text:span></text:p>
      <text:p text:style-name="P5"><text:span text:style-name="T1">The knight has an initial health point represented by a positive integer. If at any point his health point drops to </text:span><text:span text:style-name="Source_20_Text"><text:span text:style-name="T2">0</text:span></text:span><text:span text:style-name="T1"> or below, he dies immediately.</text:span></text:p>
      <text:p text:style-name="P6">Some of the rooms are guarded by demons (represented by negative integers), so the knight loses health upon entering these rooms; other rooms are either empty (represented as 0) or contain magic orbs that increase the knight's health (represented by positive integers).</text:p>
      <text:p text:style-name="P5"><text:span text:style-name="T1">To reach the princess as quickly as possible, the knight decides to move only </text:span><text:span text:style-name="Strong_20_Emphasis"><text:span text:style-name="T1">rightward</text:span></text:span><text:span text:style-name="T1"> or </text:span><text:span text:style-name="Strong_20_Emphasis"><text:span text:style-name="T1">downward</text:span></text:span><text:span text:style-name="T1"> in each step.</text:span></text:p>
      <text:p text:style-name="P5"><text:span text:style-name="T1">Return </text:span><text:span text:style-name="Emphasis"><text:span text:style-name="T1">the knight's minimum initial health so that he can rescue the princess</text:span></text:span><text:span text:style-name="T1">.</text:span></text:p>
      <text:p text:style-name="P5"><text:span text:style-name="Strong_20_Emphasis"><text:span text:style-name="T1">Note</text:span></text:span><text:span text:style-name="T1"> that any room can contain threats or power-ups, even the first room the knight enters and the bottom-right room where the princess is imprisoned.</text:span>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dungeon = [[-2,-3,3],[-5,-10,1],[10,30,-5]]</text:span></text:p>
      <text:p text:style-name="P2"><text:span text:style-name="Strong_20_Emphasis"><text:span text:style-name="T1">Output:</text:span></text:span><text:span text:style-name="T1"> 7</text:span></text:p>
      <text:p text:style-name="P1"><text:span text:style-name="Strong_20_Emphasis"><text:span text:style-name="T1">Explanation:</text:span></text:span><text:span text:style-name="T1"> The initial health of the knight must be at least 7 if he follows the optimal path: RIGHT-&gt; RIGHT -&gt; DOWN -&gt; DOWN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dungeon = [[0]]</text:span></text:p>
      <text:p text:style-name="P1"><text:span text:style-name="Strong_20_Emphasis"><text:span text:style-name="T1">Output:</text:span></text:span><text:span text:style-name="T1"> 1</text:span></text:p>
      <text:p text:style-name="P5"><text:span text:style-name="Strong_20_Emphasis"><text:span text:style-name="T1">Constraints:</text:span></text:span></text:p>
      <text:list text:style-name="L1">
        <text:list-item>
          <text:p text:style-name="P7"><text:span text:style-name="Source_20_Text"><text:span text:style-name="T2">m == dungeon.length</text:span></text:span></text:p>
        </text:list-item>
        <text:list-item>
          <text:p text:style-name="P7"><text:span text:style-name="Source_20_Text"><text:span text:style-name="T2">n == dungeon[i].length</text:span></text:span></text:p>
        </text:list-item>
        <text:list-item>
          <text:p text:style-name="P7"><text:span text:style-name="Source_20_Text"><text:span text:style-name="T2">1 &lt;= m, n &lt;= 200</text:span></text:span></text:p>
        </text:list-item>
        <text:list-item>
          <text:p text:style-name="P8"><text:span text:style-name="Source_20_Text"><text:span text:style-name="T2">-1000 &lt;= dungeon[i][j] &lt;= 10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20:28:41.961000000</meta:creation-date>
    <dc:date>2024-07-17T20:29:15.184000000</dc:date>
    <meta:editing-duration>PT34S</meta:editing-duration>
    <meta:editing-cycles>1</meta:editing-cycles>
    <meta:document-statistic meta:table-count="0" meta:image-count="0" meta:object-count="0" meta:page-count="1" meta:paragraph-count="19" meta:word-count="243" meta:character-count="1398" meta:non-whitespace-character-count="1178"/>
    <meta:generator>LibreOffice/24.2.0.3$Windows_X86_64 LibreOffice_project/da48488a73ddd66ea24cf16bbc4f7b9c08e9bea1</meta:generator>
  </office:meta>
</office:document-meta>
</file>